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6pt" style:font-size-asian="16pt" style:font-size-complex="16pt"/>
    </style:style>
    <style:style style:name="P2" style:family="paragraph" style:parent-style-name="Standard">
      <style:text-properties style:font-name="Courier" fo:font-size="20pt" fo:font-weight="bold" officeooo:rsid="001ab550" officeooo:paragraph-rsid="001ab550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6pt" fo:font-weight="bold" officeooo:rsid="001ab550" officeooo:paragraph-rsid="001ab550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6pt" fo:font-weight="bold" officeooo:paragraph-rsid="001ab550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ab550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own Him With Many Crowns</text:p>
      <text:p text:style-name="P6"/>
      <text:p text:style-name="P4">Crown Him with many crowns,</text:p>
      <text:p text:style-name="P4">The Lamb upon His throne:</text:p>
      <text:p text:style-name="P4">Hark! How the heavn’ly anthem drowns,</text:p>
      <text:p text:style-name="P4">All music but its own!</text:p>
      <text:p text:style-name="P4">Awake my soul and sing</text:p>
      <text:p text:style-name="P4">Of Him who died for thee,</text:p>
      <text:p text:style-name="P4">And hail Him as thy matchless King,</text:p>
      <text:p text:style-name="P4">Thru all eternity.</text:p>
      <text:p text:style-name="P4"/>
      <text:p text:style-name="P4">Crown Him the Lord of love:</text:p>
      <text:p text:style-name="P4">Behold His hands and side</text:p>
      <text:p text:style-name="P4">Rich wounds, yet visible above,</text:p>
      <text:p text:style-name="P4">In beauty glorified.</text:p>
      <text:p text:style-name="P4">No angel in the sky</text:p>
      <text:p text:style-name="P4">Can fully bear the sight,</text:p>
      <text:p text:style-name="P4">But downward bends his wond’ring eye</text:p>
      <text:p text:style-name="P4">At mysteries so bright.</text:p>
      <text:p text:style-name="P4"/>
      <text:p text:style-name="P4">Crown Him the Lord of life:</text:p>
      <text:p text:style-name="P4">Who triumphed o’er the grave,</text:p>
      <text:p text:style-name="P4">Who rose victorious in the strife</text:p>
      <text:p text:style-name="P4">For those He came to save:</text:p>
      <text:p text:style-name="P4">His glories now we sing,</text:p>
      <text:p text:style-name="P4">Who died and rose on high,</text:p>
      <text:p text:style-name="P4">Who died eternal life to bring</text:p>
      <text:p text:style-name="P4">And lives that death may die.</text:p>
      <text:p text:style-name="P4"/>
      <text:p text:style-name="P4">Crown Him the Lord of years,</text:p>
      <text:p text:style-name="P4">The Potentate of time,</text:p>
      <text:p text:style-name="P4">Creator of the rolling spheres,</text:p>
      <text:p text:style-name="P4">Ineffably sublime!</text:p>
      <text:p text:style-name="P4">All hail, Redeemer hail!</text:p>
      <text:p text:style-name="P4">For Thou hast died for me;</text:p>
      <text:p text:style-name="P4">Thy praise shall never, never fail,</text:p>
      <text:p text:style-name="P4">Throughout eternity.</text:p>
      <text:p text:style-name="P4"><text:soft-page-break/></text:p>
      <text:p text:style-name="P4">Crown Him the Lord of heav’n:</text:p>
      <text:p text:style-name="P4">One with the Father known,</text:p>
      <text:p text:style-name="P4">One with the Spirit thru Him giv’n,</text:p>
      <text:p text:style-name="P4">From yonder glorious throne.</text:p>
      <text:p text:style-name="P4">To Thee be endless praise,</text:p>
      <text:p text:style-name="P4">For Thou for us hast died,</text:p>
      <text:p text:style-name="P4">Be Thou, O Lord, thru endless days</text:p>
      <text:p text:style-name="P4">Adored and magnified.</text:p>
      <text:p text:style-name="P4"/>
      <text:p text:style-name="P3"><text:span text:style-name="T2"/></text:p>
      <text:p text:style-name="P3">Composer: <text:span text:style-name="T1">George J. Elvey (1816-1893)</text:span></text:p>
      <text:p text:style-name="P5">Lyricist: <text:span text:style-name="T1">Matthew Bridges (1800-1894)</text:span></text:p>
      <text:p text:style-name="P5"><text:span text:style-name="T1">and Godfrey Thring (1823-1903)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6:55:11.717000000</meta:creation-date>
    <meta:editing-duration>PT27S</meta:editing-duration>
    <meta:editing-cycles>2</meta:editing-cycles>
    <meta:generator>LibreOffice/6.3.3.2$Windows_X86_64 LibreOffice_project/a64200df03143b798afd1ec74a12ab50359878ed</meta:generator>
    <dc:title>Tuba Hymn Lyrics</dc:title>
    <dc:date>2020-04-24T17:10:26.782000000</dc:date>
    <meta:document-statistic meta:table-count="0" meta:image-count="0" meta:object-count="0" meta:page-count="2" meta:paragraph-count="44" meta:word-count="223" meta:character-count="1201" meta:non-whitespace-character-count="1021"/>
    <meta:template xlink:type="simple" xlink:actuate="onRequest" xlink:title="Tuba Hymn Lyrics" xlink:href="../../../../../AppData/Roaming/LibreOffice/4/user/template/Tuba%20Hymn%20Lyrics.ott" meta:date="2020-04-24T16:55:11.478000000"/>
  </office:meta>
</office:document-meta>
</file>